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6C0000015401F4D9A1EF312AED.png" manifest:media-type="image/png"/>
  <manifest:file-entry manifest:full-path="Pictures/10000000000004B1000003B101251BA2F7AB631C.jpg" manifest:media-type="image/jpeg"/>
  <manifest:file-entry manifest:full-path="Pictures/10000000000003E90000026C56AD0190310680C7.png" manifest:media-type="image/png"/>
  <manifest:file-entry manifest:full-path="Pictures/10000000000003E70000023A354E35E7871A2CD3.png" manifest:media-type="image/png"/>
  <manifest:file-entry manifest:full-path="Pictures/100000000000041A000002F0B760CE2BCDF71521.png" manifest:media-type="image/png"/>
  <manifest:file-entry manifest:full-path="Pictures/1000000000000167000000F4A129866C219F9BD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2323dc"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svg:stroke-width="0.1cm" svg:stroke-color="#c5000b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2323dc" draw:textarea-horizontal-align="justify" draw:textarea-vertical-align="middle" draw:auto-grow-height="false" fo:min-height="2.528cm" fo:min-width="16.722cm" fo:wrap-option="no-wrap"/>
    </style:style>
    <style:style style:name="gr7" style:family="graphic" style:parent-style-name="standard">
      <style:graphic-properties draw:stroke="none" svg:stroke-color="#2323dc" draw:textarea-horizontal-align="justify" draw:textarea-vertical-align="middle" draw:auto-grow-height="false" fo:min-height="2.528cm" fo:min-width="8.944cm" fo:wrap-option="no-wrap"/>
    </style:style>
    <style:style style:name="gr8" style:family="graphic" style:parent-style-name="standard">
      <style:graphic-properties draw:stroke="none" svg:stroke-color="#2323dc" draw:textarea-horizontal-align="justify" draw:textarea-vertical-align="middle" draw:auto-grow-height="false" fo:min-height="4.38cm" fo:min-width="18.39cm" fo:wrap-option="no-wrap"/>
    </style:style>
    <style:style style:name="gr9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notes">
      <style:graphic-properties draw:fill-color="#ffffff" fo:min-height="13.364cm"/>
    </style:style>
    <style:style style:name="pr3" style:family="presentation" style:parent-style-name="標準-outline1">
      <style:graphic-properties fo:min-height="11.929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254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8.6cm" presentation:class="title" presentation:user-transformed="true">
          <draw:text-box>
            <text:p><text:span text:style-name="T1">Tampermokey</text:span><text:span text:style-name="T1">ユーザスクリプトデプロイ手順書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目次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1.Tampermonkeyをインストールする</text:p>
                <text:p>2.GitHubからユーザスクリプトをインストールする</text:p>
                <text:p>3.ユーザスクリプトを使用する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注意点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対応ブラウザ：Google Chr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Tampermonkeyをインストールする</text:p>
              </text:list-header>
            </text:list>
          </draw:text-box>
        </draw:frame>
        <draw:frame draw:style-name="gr2" draw:text-style-name="P4" draw:layer="layout" svg:width="21cm" svg:height="15.941cm" svg:x="3cm" svg:y="3.459cm">
          <draw:image xlink:href="Pictures/10000000000004B1000003B101251BA2F7AB631C.jpg" xlink:type="simple" xlink:show="embed" xlink:actuate="onLoad">
            <text:p/>
          </draw:image>
        </draw:frame>
        <draw:custom-shape draw:style-name="gr3" draw:text-style-name="P5" draw:layer="layout" svg:width="21.199cm" svg:height="5cm" svg:x="5cm" svg:y="14.8cm">
          <text:p/>
          <draw:enhanced-geometry svg:viewBox="0 0 21600 21600" draw:text-areas="800 800 20800 20800" draw:type="round-rectangular-callout" draw:modifiers="3389.77358490566 -3425.074985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" draw:text-style-name="P6" draw:layer="layout" svg:width="18.997cm" svg:height="0.964cm" svg:x="6.403cm" svg:y="16.8cm">
          <draw:text-box>
            <text:p>https://chrome.google.com/webstore/search/Tampermonkey?hl=ja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itHubからユーザスクリプトをインストールする</text:p>
          </draw:text-box>
        </draw:frame>
        <draw:frame presentation:style-name="pr5" draw:layer="layout" svg:width="25.199cm" svg:height="11.504cm" svg:x="1.399cm" svg:y="5.251cm" presentation:class="outline" presentation:placeholder="true" presentation:user-transformed="true">
          <draw:text-box/>
        </draw:frame>
        <draw:frame draw:style-name="gr2" draw:text-style-name="P4" draw:layer="layout" svg:width="24.885cm" svg:height="15.604cm" svg:x="1.6cm" svg:y="4.396cm">
          <draw:image xlink:href="Pictures/10000000000003E90000026C56AD0190310680C7.png" xlink:type="simple" xlink:show="embed" xlink:actuate="onLoad">
            <text:p/>
          </draw:image>
        </draw:frame>
        <draw:custom-shape draw:style-name="gr5" draw:text-style-name="P4" draw:layer="layout" svg:width="24.685cm" svg:height="1.8cm" svg:x="1.8cm" svg:y="12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8.598cm" svg:height="3cm" svg:x="6.7cm" svg:y="15.4cm">
          <text:p text:style-name="P5">「UserScript_for_king_of_time.user.js」をクリックする</text:p>
          <draw:enhanced-geometry svg:viewBox="0 0 21600 21600" draw:text-areas="800 800 20800 20800" draw:type="round-rectangular-callout" draw:modifiers="327.501478574117 -13337.1542819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Hubからユーザスクリプトをインストールする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draw:frame draw:style-name="gr2" draw:text-style-name="P4" draw:layer="layout" svg:width="26.432cm" svg:height="15.081cm" svg:x="0.8cm" svg:y="4.119cm">
          <draw:image xlink:href="Pictures/10000000000003E70000023A354E35E7871A2CD3.png" xlink:type="simple" xlink:show="embed" xlink:actuate="onLoad">
            <text:p/>
          </draw:image>
        </draw:frame>
        <draw:custom-shape draw:style-name="gr5" draw:text-style-name="P4" draw:layer="layout" svg:width="1.8cm" svg:height="1.4cm" svg:x="19.1cm" svg:y="11.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0.198cm" svg:height="3cm" svg:x="17cm" svg:y="16.2cm">
          <text:p text:style-name="P5">「Raw」をクリックする</text:p>
          <draw:enhanced-geometry svg:viewBox="0 0 21600 21600" draw:text-areas="800 800 20800 20800" draw:type="round-rectangular-callout" draw:modifiers="7088.45965290715 -23097.10096634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frame draw:style-name="gr2" draw:text-style-name="P4" draw:layer="layout" svg:width="22cm" svg:height="15.918cm" svg:x="3cm" svg:y="4.282cm">
          <draw:image xlink:href="Pictures/100000000000041A000002F0B760CE2BCDF71521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GitHubからユーザスクリプトをインストールする</text:p>
          </draw:text-box>
        </draw:frame>
        <draw:custom-shape draw:style-name="gr5" draw:text-style-name="P4" draw:layer="layout" svg:width="2.4cm" svg:height="1cm" svg:x="5.9cm" svg:y="14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ユーザスクリプトを使用する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ログインすると、画面左の以下のボタンが追加されている。</text:p>
              </text:list-item>
            </text:list>
          </draw:text-box>
        </draw:frame>
        <draw:custom-shape draw:style-name="gr8" draw:text-style-name="P5" draw:layer="layout" svg:width="20.4cm" svg:height="5cm" svg:x="6cm" svg:y="7cm">
          <text:p text:style-name="P5">ボタンを押すと「拡張ダイアログ」の表示切り替えができる</text:p>
          <text:p text:style-name="P5">[状態を保存]ボタンを押下で、画面遷移しても入力値を保持したままにできる</text:p>
          <draw:enhanced-geometry svg:viewBox="0 0 21600 21600" draw:text-areas="800 800 20800 20800" draw:type="round-rectangular-callout" draw:modifiers="10536.8952502328 25893.22135572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text-style-name="P5" draw:layer="layout" svg:width="2.858cm" svg:height="8.996cm" svg:x="2.142cm" svg:y="11cm">
          <draw:image xlink:href="Pictures/100000000000006C0000015401F4D9A1EF312AED.png" xlink:type="simple" xlink:show="embed" xlink:actuate="onLoad">
            <text:p/>
          </draw:image>
        </draw:frame>
        <draw:frame draw:style-name="gr9" draw:text-style-name="P5" draw:layer="layout" svg:width="9.499cm" svg:height="6.456cm" svg:x="14.301cm" svg:y="13.4cm">
          <draw:image xlink:href="Pictures/1000000000000167000000F4A129866C219F9BD8.png" xlink:type="simple" xlink:show="embed" xlink:actuate="onLoad">
            <text:p/>
          </draw:image>
        </draw:frame>
        <draw:line draw:style-name="gr10" draw:text-style-name="P4" draw:layer="layout" svg:x1="5cm" svg:y1="19.2cm" svg:x2="14.301cm" svg:y2="19.2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.1cm" draw:shadow-offset-y="0.1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3T21:33:27.429000000</meta:creation-date>
    <meta:generator>LibreOffice/5.0.4.2$Windows_x86 LibreOffice_project/2b9802c1994aa0b7dc6079e128979269cf95bc78</meta:generator>
    <dc:date>2016-01-21T19:40:27.439000000</dc:date>
    <meta:editing-duration>PT7M57S</meta:editing-duration>
    <meta:editing-cycles>3</meta:editing-cycles>
    <meta:document-statistic meta:object-count="65"/>
  </office:meta>
</office:document-meta>
</file>